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ind Madurai" svg:font-family="'Hind Madurai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Arial" fo:font-size="14pt" fo:font-weight="bold" officeooo:rsid="000ae8fc" officeooo:paragraph-rsid="000ae8fc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ff" style:font-name="Arial" fo:font-size="11pt" officeooo:rsid="000c07e5" officeooo:paragraph-rsid="000c07e5" style:font-size-asian="11pt" style:font-size-complex="11pt"/>
    </style:style>
    <style:style style:name="P3" style:family="paragraph" style:parent-style-name="Standard">
      <style:text-properties style:font-name="Arial" fo:font-size="11pt" officeooo:rsid="000ae8fc" officeooo:paragraph-rsid="000ae8fc" style:font-size-asian="11pt" style:font-size-complex="11pt"/>
    </style:style>
    <style:style style:name="P4" style:family="paragraph" style:parent-style-name="Standard">
      <style:text-properties style:font-name="Arial" fo:font-size="11pt" officeooo:rsid="000b8b98" officeooo:paragraph-rsid="000b8b98" style:font-size-asian="11pt" style:font-size-complex="11pt"/>
    </style:style>
    <style:style style:name="P5" style:family="paragraph" style:parent-style-name="Standard" style:list-style-name="L7">
      <style:text-properties style:font-name="Arial" fo:font-size="11pt" officeooo:rsid="000b8b98" officeooo:paragraph-rsid="000b8b98" style:font-size-asian="11pt" style:font-size-complex="11pt"/>
    </style:style>
    <style:style style:name="P6" style:family="paragraph" style:parent-style-name="Standard" style:list-style-name="L8">
      <style:text-properties style:font-name="Arial" fo:font-size="11pt" officeooo:rsid="000b8b98" officeooo:paragraph-rsid="000b8b98" style:font-size-asian="11pt" style:font-size-complex="11pt"/>
    </style:style>
    <style:style style:name="P7" style:family="paragraph" style:parent-style-name="Standard">
      <style:text-properties style:font-name="Arial" fo:font-size="11pt" officeooo:rsid="000b8b98" officeooo:paragraph-rsid="000ee890" style:font-size-asian="11pt" style:font-size-complex="11pt"/>
    </style:style>
    <style:style style:name="P8" style:family="paragraph" style:parent-style-name="Standard" style:list-style-name="L1">
      <style:text-properties style:font-name="Arial" fo:font-size="11pt" officeooo:rsid="000c07e5" officeooo:paragraph-rsid="000c07e5" style:font-size-asian="11pt" style:font-size-complex="11pt"/>
    </style:style>
    <style:style style:name="P9" style:family="paragraph" style:parent-style-name="Standard" style:list-style-name="L2">
      <style:text-properties style:font-name="Arial" fo:font-size="11pt" officeooo:rsid="000c07e5" officeooo:paragraph-rsid="000c07e5" style:font-size-asian="11pt" style:font-size-complex="11pt"/>
    </style:style>
    <style:style style:name="P10" style:family="paragraph" style:parent-style-name="Standard">
      <style:text-properties style:font-name="Arial" fo:font-size="11pt" officeooo:rsid="000c07e5" officeooo:paragraph-rsid="000c07e5" style:font-size-asian="11pt" style:font-size-complex="11pt"/>
    </style:style>
    <style:style style:name="P11" style:family="paragraph" style:parent-style-name="Standard">
      <style:text-properties style:font-name="Arial" fo:font-size="11pt" officeooo:rsid="000c07e5" officeooo:paragraph-rsid="000ee890" style:font-size-asian="11pt" style:font-size-complex="11pt"/>
    </style:style>
    <style:style style:name="P12" style:family="paragraph" style:parent-style-name="Standard" style:list-style-name="L2">
      <style:text-properties style:font-name="Arial" fo:font-size="11pt" officeooo:paragraph-rsid="000c07e5" style:font-size-asian="11pt" style:font-size-complex="11pt"/>
    </style:style>
    <style:style style:name="P13" style:family="paragraph" style:parent-style-name="Standard">
      <style:text-properties style:font-name="Arial" fo:font-size="11pt" officeooo:rsid="000ee890" officeooo:paragraph-rsid="000ee890" style:font-size-asian="11pt" style:font-size-complex="11pt"/>
    </style:style>
    <style:style style:name="P14" style:family="paragraph" style:parent-style-name="Standard" style:list-style-name="L6">
      <style:text-properties style:font-name="Arial" fo:font-size="11pt" officeooo:rsid="000ee890" officeooo:paragraph-rsid="000ee890" style:font-size-asian="11pt" style:font-size-complex="11pt"/>
    </style:style>
    <style:style style:name="P15" style:family="paragraph" style:parent-style-name="Standard">
      <style:text-properties style:font-name="Arial" fo:font-size="11pt" officeooo:rsid="0010c322" officeooo:paragraph-rsid="0010c322" style:font-size-asian="11pt" style:font-size-complex="11pt"/>
    </style:style>
    <style:style style:name="P16" style:family="paragraph" style:parent-style-name="Standard" style:list-style-name="L6">
      <style:text-properties style:font-name="Arial" fo:font-size="11pt" officeooo:rsid="0010c322" officeooo:paragraph-rsid="0010c322" style:font-size-asian="11pt" style:font-size-complex="11pt"/>
    </style:style>
    <style:style style:name="P17" style:family="paragraph" style:parent-style-name="Standard" style:list-style-name="L1">
      <style:text-properties style:font-name="Arial" fo:font-size="11pt" officeooo:rsid="0010c322" officeooo:paragraph-rsid="0010c322" style:font-size-asian="11pt" style:font-size-complex="11pt"/>
    </style:style>
    <style:style style:name="P18" style:family="paragraph" style:parent-style-name="Standard">
      <style:text-properties style:font-name="Arial" fo:font-size="11pt" officeooo:rsid="0010f3f2" officeooo:paragraph-rsid="0010f3f2" style:font-size-asian="11pt" style:font-size-complex="11pt"/>
    </style:style>
    <style:style style:name="P19" style:family="paragraph" style:parent-style-name="Standard">
      <style:text-properties style:font-name="Arial" fo:font-size="11pt" fo:font-weight="bold" officeooo:rsid="000b8b98" officeooo:paragraph-rsid="000b8b98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Arial" fo:font-size="11pt" fo:font-weight="bold" officeooo:rsid="000c07e5" officeooo:paragraph-rsid="000c07e5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Arial" fo:font-size="11pt" fo:font-weight="bold" officeooo:rsid="0010f3f2" officeooo:paragraph-rsid="0010f3f2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Arial" fo:font-size="11pt" officeooo:rsid="0010c322" officeooo:paragraph-rsid="0010c322" fo:background-color="#ffff00" style:font-size-asian="11pt" style:font-size-complex="11pt"/>
    </style:style>
    <style:style style:name="P23" style:family="paragraph" style:parent-style-name="Standard" style:list-style-name="L2">
      <style:text-properties style:use-window-font-color="true" style:font-name="Arial" fo:font-size="11pt" officeooo:rsid="000c07e5" officeooo:paragraph-rsid="000c07e5" style:font-size-asian="11pt" style:font-size-complex="11pt"/>
    </style:style>
    <style:style style:name="P24" style:family="paragraph" style:parent-style-name="Text_20_body" style:list-style-name="L2">
      <style:text-properties style:font-name="Arial" fo:font-size="11pt" officeooo:paragraph-rsid="000c07e5" style:font-size-asian="11pt" style:font-size-complex="11pt"/>
    </style:style>
    <style:style style:name="P25" style:family="paragraph" style:parent-style-name="Text_20_body" style:list-style-name="L2">
      <style:text-properties style:font-name="Arial" fo:font-size="11pt" officeooo:rsid="000c07e5" officeooo:paragraph-rsid="000c07e5" style:font-size-asian="11pt" style:font-size-complex="11pt"/>
    </style:style>
    <style:style style:name="P26" style:family="paragraph" style:parent-style-name="Text_20_body" style:list-style-name="L2">
      <style:text-properties officeooo:paragraph-rsid="000c07e5"/>
    </style:style>
    <style:style style:name="T1" style:family="text">
      <style:text-properties officeooo:rsid="000c07e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f3f2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style:use-window-font-color="true" fo:letter-spacing="normal" fo:font-style="normal" fo:font-weight="bold"/>
    </style:style>
    <style:style style:name="T6" style:family="text">
      <style:text-properties fo:font-variant="normal" fo:text-transform="none" style:use-window-font-color="true" fo:letter-spacing="normal" fo:font-style="normal" fo:font-weight="bold" officeooo:rsid="000c07e5"/>
    </style:style>
    <style:style style:name="T7" style:family="text">
      <style:text-properties fo:font-variant="normal" fo:text-transform="none" style:use-window-font-color="true" fo:letter-spacing="normal" fo:font-style="normal" fo:font-weight="normal"/>
    </style:style>
    <style:style style:name="T8" style:family="text">
      <style:text-properties fo:font-variant="normal" fo:text-transform="none" style:use-window-font-color="true" fo:letter-spacing="normal" fo:font-style="normal" fo:font-weight="normal" officeooo:rsid="000c07e5"/>
    </style:style>
    <style:style style:name="T9" style:family="text">
      <style:text-properties fo:font-variant="normal" fo:text-transform="none" style:use-window-font-color="true" fo:letter-spacing="normal" fo:font-style="italic" fo:font-weight="normal" style:font-style-asian="italic" style:font-style-complex="italic"/>
    </style:style>
    <style:style style:name="T10" style:family="text">
      <style:text-properties fo:font-variant="normal" fo:text-transform="none" style:use-window-font-color="true" style:font-name="Arial" fo:font-size="11pt" fo:letter-spacing="normal" fo:font-style="normal" fo:font-weight="bold" officeooo:rsid="000c07e5" style:font-size-asian="11pt" style:font-size-complex="11pt"/>
    </style:style>
    <style:style style:name="T11" style:family="text">
      <style:text-properties fo:font-variant="normal" fo:text-transform="none" style:use-window-font-color="true" style:text-line-through-style="none" style:text-line-through-type="none" style:font-name="Arial" fo:font-size="11pt" fo:letter-spacing="normal" fo:font-style="normal" style:text-underline-style="none" fo:font-weight="normal" officeooo:rsid="000c07e5" style:text-blinking="false" fo:background-color="transparent" loext:char-shading-value="0" style:font-size-asian="11pt" style:font-size-complex="11pt" loext:padding="0cm" loext:border="none"/>
    </style:style>
    <style:style style:name="T12" style:family="text">
      <style:text-properties officeooo:rsid="000ee890"/>
    </style:style>
    <style:style style:name="T13" style:family="text">
      <style:text-properties officeooo:rsid="0010c322"/>
    </style:style>
    <style:style style:name="T14" style:family="text">
      <style:text-properties officeooo:rsid="0010f3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liste barrierefreie Webseiten</text:p>
      <text:p text:style-name="P3"/>
      <text:p text:style-name="P22">GENERELL</text:p>
      <text:p text:style-name="P3"/>
      <text:p text:style-name="P4">Kostenaufschlag für Umsetzungsaufwand bei Webprojekt: ca. 10-15%</text:p>
      <text:p text:style-name="P19"/>
      <text:p text:style-name="P19">Anforderungen für die Benutzer eines CMS</text:p>
      <text:list xml:id="list1777812638" text:style-name="L8">
        <text:list-item>
          <text:p text:style-name="P6">Einfache Bedienund des Backends </text:p>
        </text:list-item>
        <text:list-item>
          <text:p text:style-name="P6">Rollen- und Rechtemanagement, Benutzerverwaltung mit Zugriffssteuerung</text:p>
        </text:list-item>
        <text:list-item>
          <text:p text:style-name="P6">Erstellung barrierefreier Seiten möglich</text:p>
        </text:list-item>
        <text:list-item>
          <text:p text:style-name="P6">Auch ohne JavaScript lauffähig</text:p>
        </text:list-item>
      </text:list>
      <text:p text:style-name="P4"/>
      <text:p text:style-name="P19">Was muss eine Applikation ausmachen?</text:p>
      <text:list xml:id="list881855634" text:style-name="L7">
        <text:list-item>
          <text:p text:style-name="P5">Klarheit</text:p>
        </text:list-item>
        <text:list-item>
          <text:p text:style-name="P5">Kompaktheit</text:p>
        </text:list-item>
        <text:list-item>
          <text:p text:style-name="P5">Vertrautheit</text:p>
        </text:list-item>
        <text:list-item>
          <text:p text:style-name="P5">Redaktionsfreudigkeit</text:p>
        </text:list-item>
        <text:list-item>
          <text:p text:style-name="P5">Konsistenz</text:p>
        </text:list-item>
        <text:list-item>
          <text:p text:style-name="P5">Ästhetik</text:p>
        </text:list-item>
        <text:list-item>
          <text:p text:style-name="P5">Effizienz</text:p>
        </text:list-item>
        <text:list-item>
          <text:p text:style-name="P5">Toleranz</text:p>
        </text:list-item>
      </text:list>
      <text:p text:style-name="P4"/>
      <text:p text:style-name="P18"><text:span text:style-name="T2">Usability</text:span> – Benutzerfreundlichkeit (effektive, effiziente und zufriedenstellende Nutzung im Anwendungskontext)</text:p>
      <text:p text:style-name="P4"/>
      <text:p text:style-name="P13"><text:span text:style-name="T2">Technologien für ein barrierefreies Internet </text:span>– für barrierefreies Konzept mitdenken:</text:p>
      <text:list xml:id="list2437693335" text:style-name="L6">
        <text:list-item>
          <text:p text:style-name="P14">Screenreader und Braille-Zeilen</text:p>
        </text:list-item>
        <text:list-item>
          <text:p text:style-name="P16">Tastatursteuerung</text:p>
        </text:list-item>
        <text:list-item>
          <text:p text:style-name="P16">Spracheingabe</text:p>
        </text:list-item>
        <text:list-item>
          <text:p text:style-name="P16">Vergrößerungssoftware</text:p>
        </text:list-item>
      </text:list>
      <text:p text:style-name="P7"/>
      <text:p text:style-name="P22">MASZNAHMEN</text:p>
      <text:p text:style-name="P7"/>
      <text:p text:style-name="P20">HTML und CSS Maßnahmen</text:p>
      <text:list xml:id="list2982477870" text:style-name="L1">
        <text:list-item>
          <text:p text:style-name="P8">gute Planung</text:p>
        </text:list-item>
        <text:list-item>
          <text:p text:style-name="P8">Datenbeziehungen (link, rel)</text:p>
        </text:list-item>
        <text:list-item>
          <text:p text:style-name="P17">Navigieren</text:p>
          <text:list>
            <text:list-item>
              <text:p text:style-name="P8">tabindex <text:span text:style-name="T13">(mag Google nicht mehr)</text:span></text:p>
            </text:list-item>
            <text:list-item>
              <text:p text:style-name="P17">NEU statt tabindex: Accessible Rich Internet Application (ARIA)</text:p>
            </text:list-item>
            <text:list-item>
              <text:p text:style-name="P8">accesskey (fixe Hinterlegung auf der Tastatur)</text:p>
            </text:list-item>
          </text:list>
        </text:list-item>
      </text:list>
      <text:p text:style-name="P20">Layout und Struktur</text:p>
      <text:list xml:id="list1735097998" text:style-name="L2">
        <text:list-item>
          <text:p text:style-name="P12"><text:span text:style-name="T1">klare Struktur</text:span></text:p>
          <text:list>
            <text:list-item>
              <text:p text:style-name="P24"><text:span text:style-name="Strong_20_Emphasis"><text:span text:style-name="T6">Einhalten einer aussagekräftigen Struktur:</text:span></text:span><text:span text:style-name="T8"> Überschriften h1-h6 korrekt einsetzen (nur eine Hauptüberschrift (h1), der eine h2 folgt, welcher wiederum entweder eine weitere h2 oder eine h3 folgt)</text:span></text:p>
            </text:list-item>
            <text:list-item>
              <text:p text:style-name="P25"><text:span text:style-name="Strong_20_Emphasis"><text:span text:style-name="T5">Akronyme und Abkürzungen </text:span></text:span><text:span text:style-name="T7">mit vorgesehenem HTML-Element </text:span><text:span text:style-name="Emphasis"><text:span text:style-name="T9">abbr</text:span></text:span><text:span text:style-name="Emphasis"><text:span text:style-name="T7"> </text:span></text:span><text:span text:style-name="T7">auszeichnen</text:span></text:p>
            </text:list-item>
            <text:list-item>
              <text:p text:style-name="P26"><text:span text:style-name="Strong_20_Emphasis"><text:span text:style-name="T10">Aussagekräftige </text:span></text:span><text:span text:style-name="Strong_20_Emphasis"><text:span text:style-name="T11">Metadaten wie Title-Tags und Meta-Description</text:span></text:span></text:p>
            </text:list-item>
          </text:list>
        </text:list-item>
        <text:list-item>
          <text:p text:style-name="P23">Navigation und Menü (<text:span text:style-name="T4">Das Bewegen durch die Website sollte leicht und einfach zu verstehen sein)</text:span></text:p>
          <text:list>
            <text:list-item>
              <text:p text:style-name="P23">Navigationspfad</text:p>
            </text:list-item>
            <text:list-item>
              <text:p text:style-name="P9">Sitemap</text:p>
            </text:list-item>
            <text:list-item>
              <text:p text:style-name="P9">Index, Glossar</text:p>
            </text:list-item>
            <text:list-item>
              <text:p text:style-name="P9">FAQ</text:p>
            </text:list-item>
          </text:list>
        </text:list-item>
        <text:list-item>
          <text:p text:style-name="P9">html Tags als Beschreibung nutzen (footer, aside,…)</text:p>
        </text:list-item>
        <text:list-item>
          <text:p text:style-name="P9"><text:soft-page-break/>Farben und Kontraste</text:p>
        </text:list-item>
      </text:list>
      <text:p text:style-name="P20"/>
      <text:p text:style-name="P20">Page Speed</text:p>
      <text:p text:style-name="P10">Caching (clientseitig, serverseitig, externer Inhalte)</text:p>
      <text:p text:style-name="P10">Quellcodecomprimierung</text:p>
      <text:p text:style-name="P10"/>
      <text:p text:style-name="P20">Content</text:p>
      <text:p text:style-name="P11">barrierefrei texten, einfache Sprache </text:p>
      <text:p text:style-name="P11"><text:span text:style-name="T12">Hochdeutsch statt Slang und Jugendsprache</text:span></text:p>
      <text:p text:style-name="P13">Verzicht auf Fremdwörter</text:p>
      <text:p text:style-name="P2">Verständlichkeit: einfach, gut gegliedert, prägnant, anregend</text:p>
      <text:p text:style-name="P10"/>
      <text:p text:style-name="P20">Darstellung</text:p>
      <text:p text:style-name="P10">Leserliche Schriften</text:p>
      <text:p text:style-name="P10">Verständlich formatierter Text, markierungen, Fixpunkte, Struktur</text:p>
      <text:p text:style-name="P15">Skalierbarkeit des Textes</text:p>
      <text:p text:style-name="P15">Bewegliche, Blinkende oder automatisch startende Inhalte</text:p>
      <text:p text:style-name="P15">Multimedia-Alternativen <text:span text:style-name="T14">(Captions, Beschreibungen)</text:span></text:p>
      <text:p text:style-name="P10"/>
      <text:p text:style-name="P20">Zu vermeinden</text:p>
      <text:p text:style-name="P10">Pop-Ups</text:p>
      <text:p text:style-name="P10"/>
      <text:p text:style-name="P10"/>
      <text:p text:style-name="P22">TESTEN</text:p>
      <text:p text:style-name="P15"/>
      <text:p text:style-name="P15"><text:span text:style-name="T2">Testverfahren</text:span>: </text:p>
      <text:p text:style-name="P15">BITV-Test <text:a xlink:type="simple" xlink:href="https://testen.bitv-test.de/index.php?a=dl" text:style-name="Internet_20_link" text:visited-style-name="Visited_20_Internet_20_Link">https://testen.bitv-test.de/index.php?a=dl</text:a> </text:p>
      <text:p text:style-name="P18">WCAG Quick Check: <text:a xlink:type="simple" xlink:href="https://www.w3.org/WAI/WCAG21/quickref/?versions=2.0&amp;showtechniques=125" text:style-name="Internet_20_link" text:visited-style-name="Visited_20_Internet_20_Link">https://www.w3.org/WAI/WCAG21/quickref/?versions=2.0&amp;showtechniques=125</text:a> </text:p>
      <text:p text:style-name="P15"/>
      <text:p text:style-name="P15"><text:span text:style-name="T2">Tools </text:span><text:span text:style-name="T3">für Checkliste</text:span>:</text:p>
      <text:p text:style-name="P15">Große Übersicht von W3: <text:a xlink:type="simple" xlink:href="https://www.w3.org/WAI/ER/tools/" text:style-name="Internet_20_link" text:visited-style-name="Visited_20_Internet_20_Link">https://www.w3.org/WAI/ER/tools/</text:a> </text:p>
      <text:p text:style-name="P15">Lighthouse – Chrome Extension</text:p>
      <text:p text:style-name="P15">WAVE-Toolbar <text:a xlink:type="simple" xlink:href="https://wave.webaim.org/" text:style-name="Internet_20_link" text:visited-style-name="Visited_20_Internet_20_Link">https://wave.webaim.org/</text:a> </text:p>
      <text:p text:style-name="P15">Siteimprove <text:a xlink:type="simple" xlink:href="https://siteimprove.com/de-de/barrierefreiheit/" text:style-name="Internet_20_link" text:visited-style-name="Visited_20_Internet_20_Link">https://siteimprove.com/de-de/barrierefreiheit/</text:a> </text:p>
      <text:p text:style-name="P15">Color-Contrast-Analyser <text:a xlink:type="simple" xlink:href="https://developer.paciellogroup.com/resources/contrastanalyser/" text:style-name="Internet_20_link" text:visited-style-name="Visited_20_Internet_20_Link">https://developer.paciellogroup.com/resources/contrastanalyser/</text:a> </text:p>
      <text:p text:style-name="P15"/>
      <text:p text:style-name="P21">Tools zum Selbsttest:</text:p>
      <text:p text:style-name="P18">Lynx</text:p>
      <text:p text:style-name="P18">JAWS</text:p>
      <text:p text:style-name="P18">Colorbilnd Webpage Fil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ind Madurai" svg:font-family="'Hind Madurai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8:25:14.220000000</meta:creation-date>
    <dc:date>2020-10-08T20:57:39.900000000</dc:date>
    <meta:editing-duration>PT20M34S</meta:editing-duration>
    <meta:editing-cycles>3</meta:editing-cycles>
    <meta:generator>LibreOffice/5.3.7.2$Windows_X86_64 LibreOffice_project/6b8ed514a9f8b44d37a1b96673cbbdd077e24059</meta:generator>
    <meta:document-statistic meta:table-count="0" meta:image-count="0" meta:object-count="0" meta:page-count="2" meta:paragraph-count="73" meta:word-count="294" meta:character-count="2552" meta:non-whitespace-character-count="2352"/>
  </office:meta>
</office:document-meta>
</file>